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1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Folie</text:p>
          </table:table-cell>
          <table:table-cell office:value-type="string" calcext:value-type="string">
            <text:p>Them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telblat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liederung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usammenfassung Projektauftrag (Projektbeschreibung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st – Analyse (Mischkas Konzept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oll Konzept (Webservice,JSON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nalyse (Entitaeten,Dialog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ntwurf (Klassendiagramm, Sequenzdiagramm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alisierung (Models, Controller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M (JSON-Schema , Codereview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infuehrung (Git, Externer Server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ll – Ist -Vergleich (Zeiten , Modelle weniger Zeit , Testdaten in Antrag nicht berücksichtigt 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zit 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bschlu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02:08:18.7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02:01:57.155000000</meta:creation-date>
    <dc:date>2016-07-07T02:42:39.061000000</dc:date>
    <meta:editing-duration>PT25M20S</meta:editing-duration>
    <meta:editing-cycles>6</meta:editing-cycles>
    <meta:generator>LibreOffice/5.1.4.2$Windows_X86_64 LibreOffice_project/f99d75f39f1c57ebdd7ffc5f42867c12031db97a</meta:generator>
    <meta:document-statistic meta:table-count="1" meta:cell-count="28" meta:object-count="0"/>
  </office:meta>
</office:document-meta>
</file>